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2000000C0000044C000005DC371897A173125193.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353cm" svg:stroke-color="#000000" draw:stroke-linejoin="miter" draw:fill="solid" draw:fill-color="#000000" fo:padding-top="0.301cm" fo:padding-bottom="0.301cm" fo:padding-left="0.426cm" fo:padding-right="0.426cm"/>
    </style:style>
    <style:style style:name="gr2" style:family="graphic" style:parent-style-name="standard">
      <style:graphic-properties draw:stroke="none" svg:stroke-width="0.035cm" draw:stroke-linejoin="miter" draw:fill="solid" draw:fill-color="#000000"/>
    </style:style>
    <style:style style:name="gr3" style:family="graphic" style:parent-style-name="standard">
      <style:graphic-properties draw:stroke="none" draw:fill-color="#ff950e" draw:textarea-horizontal-align="justify" draw:textarea-vertical-align="middle" draw:auto-grow-height="false" fo:min-height="9.415cm" fo:min-width="0.684cm"/>
    </style:style>
    <style:style style:name="gr4" style:family="graphic" style:parent-style-name="standard">
      <style:graphic-properties draw:stroke="none" draw:textarea-horizontal-align="justify" draw:textarea-vertical-align="middle" draw:auto-grow-height="false" fo:min-height="4.976cm" fo:min-width="2.065cm"/>
    </style:style>
    <style:style style:name="gr5" style:family="graphic" style:parent-style-name="standard">
      <style:graphic-properties draw:stroke="none" draw:fill-color="#ff950e" draw:textarea-horizontal-align="justify" draw:textarea-vertical-align="middle" draw:auto-grow-height="false" fo:min-height="9.415cm" fo:min-width="1.669cm"/>
    </style:style>
    <style:style style:name="gr6" style:family="graphic" style:parent-style-name="standard">
      <style:graphic-properties draw:stroke="none" draw:fill-color="#ff950e" draw:textarea-horizontal-align="justify" draw:textarea-vertical-align="middle" draw:auto-grow-height="false" fo:min-height="10.008cm" fo:min-width="9.56cm"/>
    </style:style>
    <style:style style:name="gr7" style:family="graphic" style:parent-style-name="standard">
      <style:graphic-properties draw:stroke="none" draw:textarea-horizontal-align="justify" draw:textarea-vertical-align="middle" draw:auto-grow-height="false" fo:min-height="9.61cm" fo:min-width="9.759cm"/>
    </style:style>
    <style:style style:name="gr8" style:family="graphic" style:parent-style-name="standard">
      <style:graphic-properties draw:stroke="none" draw:textarea-horizontal-align="justify" draw:textarea-vertical-align="middle" draw:auto-grow-height="false" fo:min-height="4.977cm" fo:min-width="2.065cm"/>
    </style:style>
    <style:style style:name="gr9" style:family="graphic" style:parent-style-name="Objekt_20_bez_20_výplně_20_a_20_obrysu">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000000"/>
    </style:style>
    <style:style style:name="P2" style:family="paragraph">
      <loext:graphic-properties draw:fill-color="#ff950e"/>
      <style:paragraph-properties fo:text-align="center"/>
    </style:style>
    <style:style style:name="P3" style:family="paragraph">
      <style:paragraph-properties fo:text-align="center"/>
    </style:style>
  </office:automatic-styles>
  <office:body>
    <office:drawing>
      <draw:page draw:name="page1" draw:style-name="dp1" draw:master-page-name="Výchozí">
        <draw:g>
          <draw:path draw:style-name="gr1" draw:text-style-name="P1" draw:layer="layout" svg:width="3.142cm" svg:height="3.023cm" svg:x="7.256cm" svg:y="1.254cm" svg:viewBox="0 0 3143 3024" svg:d="M1572 0c-868 0-1572 678-1572 1512 0 836 704 1512 1572 1512 867 0 1571-676 1571-1512 0-834-704-1512-1571-1512zM1536 736c422 0 764 326 764 732s-342 732-764 732-764-326-764-732 342-732 764-732z">
            <text:p/>
          </draw:path>
          <draw:path draw:style-name="gr2" draw:text-style-name="P1" draw:layer="layout" svg:width="15.279cm" svg:height="14.073cm" svg:x="1.088cm" svg:y="3.978cm" svg:viewBox="0 0 15280 14074" svg:d="M7150 0c-73-2 0 145 0 639v636l-1535-22c-1208-15-1560 0-1650 74-143 117-165 917-26 921l3142-6c4 750 14 1500 4 2250-36 1550-64 3100-78 4650-6 839-38 1645-69 1790-124 548-468 621-1530 331-1105-303-2475-977-2706-1329-185-279-213-520-80-667 66-71 163-115 219-95 60 24 121-26 159-128 134-352-310-875-1183-1394-213-128-562-398-772-603-223-215-420-352-466-324-141 91-430 744-517 1173-179 862 48 2135 467 2635 221 262 346 266 398 8 90-456 657-325 1275 294 490 491 1419 1202 1825 1395 155 73 376 193 491 264 116 74 464 219 772 325 649 220 1405 612 1705 881 116 101 287 237 382 300 169 112 181 108 295-67 238-364 650-683 1275-985 350-171 688-311 754-311 137 0 1291-511 1986-879 545-288 791-461 1400-991 687-597 1035-664 1395-270l225 244 145-157c260-286 358-573 408-1219 40-496 24-764-72-1192-151-678-402-1259-591-1359-119-64-159-46-260 120-177 284-424 509-900 815-571 368-913 748-1020 1126-102 364-54 498 139 392 211-111 348-81 430 98 115 250-58 453-723 849-1136 677-2659 1230-3384 1230-342 0-662-132-714-295-26-77-26-998-4-2047 24-1048 62-2994 84-4325 24-1333 51-2439 65-2459 12-22 736-32 1608-24 1810 16 1715 50 1699-607l-8-386c-1080-75-2187 66-3261-79-22-20-42-271-48-555l-10-645z">
            <text:p/>
          </draw:path>
          <draw:g>
            <draw:custom-shape draw:style-name="gr3" draw:text-style-name="P2" draw:layer="layout" svg:width="1.184cm" svg:height="9.665cm" draw:transform="rotate (0.785398163397448) translate (10.256cm 13.006cm)">
              <text:p/>
              <draw:enhanced-geometry svg:viewBox="0 0 21600 21600" draw:type="rectangle" draw:enhanced-path="M 0 0 L 21600 0 21600 21600 0 21600 0 0 Z N"/>
            </draw:custom-shape>
            <draw:custom-shape draw:style-name="gr4" draw:text-style-name="P3" draw:layer="layout" svg:width="2.565cm" svg:height="5.226cm" draw:transform="skewX (-0.000174532925199313) rotate (0.785398163397448) translate (12.904cm 10.356cm)">
              <text:p/>
              <draw:enhanced-geometry svg:viewBox="0 0 21600 21600" draw:type="rectangle" draw:enhanced-path="M 0 0 L 21600 0 21600 21600 0 21600 0 0 Z N"/>
            </draw:custom-shape>
            <draw:custom-shape draw:style-name="gr5" draw:text-style-name="P2" draw:layer="layout" svg:width="2.169cm" svg:height="9.665cm" draw:transform="rotate (0.785398163397448) translate (10.393cm 13.145cm)">
              <text:p/>
              <draw:enhanced-geometry svg:viewBox="0 0 21600 21600" draw:type="rectangle" draw:enhanced-path="M 0 0 L 21600 0 21600 21600 0 21600 0 0 Z N"/>
            </draw:custom-shape>
            <draw:custom-shape draw:style-name="gr6" draw:text-style-name="P2" draw:layer="layout" svg:width="10.059cm" svg:height="10.258cm" draw:transform="skewX (0.000174532925199249) rotate (-2.35619449019234) translate (21.819cm 15.785cm)">
              <text:p/>
              <draw:enhanced-geometry svg:viewBox="0 0 21600 21600" draw:mirror-vertic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3" draw:layer="layout" svg:width="10.259cm" svg:height="9.86cm" draw:transform="skewX (-0.000174532925199314) rotate (-0.785398163397449) translate (14.567cm 8.674cm)">
              <text:p/>
              <draw:enhanced-geometry svg:viewBox="0 0 21600 21600" draw:mirror-vertic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3" draw:layer="layout" svg:width="2.565cm" svg:height="5.227cm" draw:transform="rotate (0.785398163397448) translate (7.464cm 15.795cm)">
              <text:p/>
              <draw:enhanced-geometry svg:viewBox="0 0 21600 21600" draw:type="rectangle" draw:enhanced-path="M 0 0 L 21600 0 21600 21600 0 21600 0 0 Z N"/>
            </draw:custom-shape>
          </draw:g>
          <draw:frame draw:style-name="gr9" draw:text-style-name="P3" draw:layer="layout" svg:width="2.984cm" svg:height="4.07cm" svg:x="13.447cm" svg:y="10.629cm">
            <draw:image xlink:href="Pictures/2000000C0000044C000005DC371897A173125193.svm"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el Zeman</meta:initial-creator>
    <meta:creation-date>2019-07-21T12:32:41.584000000</meta:creation-date>
    <dc:date>2019-07-21T12:34:22.289000000</dc:date>
    <dc:creator>Daniel Zeman</dc:creator>
    <meta:editing-duration>PT1M41S</meta:editing-duration>
    <meta:editing-cycles>1</meta:editing-cycles>
    <meta:document-statistic meta:object-count="11"/>
    <meta:generator>LibreOffice/5.3.1.2$Windows_X86_64 LibreOffice_project/e80a0e0fd1875e1696614d24c32df0f95f03deb2</meta:generator>
  </office:meta>
</office:document-meta>
</file>